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15" style:family="paragraph" style:parent-style-name="Standard" style:list-style-name="L3">
      <style:paragraph-properties fo:text-align="start" style:justify-single-word="false"/>
    </style:style>
    <style:style style:name="P16" style:family="paragraph" style:parent-style-name="Standard" style:list-style-name="L4" style:master-page-name="">
      <style:paragraph-properties fo:margin-left="1.296cm" fo:margin-right="0cm" fo:text-align="start" style:justify-single-word="false" fo:text-indent="-0.026cm" style:auto-text-indent="false" style:page-number="auto"/>
      <style:text-properties style:font-name="Calibri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 style:list-style-name="L6" style:master-page-name="">
      <style:paragraph-properties fo:margin-left="1.296cm" fo:margin-right="0cm" fo:text-align="start" style:justify-single-word="false" fo:text-indent="-0.026cm" style:auto-text-indent="false" style:page-number="auto"/>
      <style:text-properties style:font-name="Calibri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 style:list-style-name="L7" style:master-page-name="">
      <style:paragraph-properties fo:margin-left="1.296cm" fo:margin-right="0cm" fo:text-align="start" style:justify-single-word="false" fo:text-indent="-0.026cm" style:auto-text-indent="false" style:page-number="auto"/>
      <style:text-properties style:font-name="Calibri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list-style-name="L4">
      <style:paragraph-properties fo:margin-left="1.27cm" fo:margin-right="0cm" fo:text-align="start" style:justify-single-word="false" fo:text-indent="0cm" style:auto-text-indent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 style:list-style-name="L5">
      <style:paragraph-properties fo:margin-left="1.27cm" fo:margin-right="0cm" fo:text-align="start" style:justify-single-word="false" fo:text-indent="0cm" style:auto-text-indent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 style:list-style-name="L6">
      <style:paragraph-properties fo:margin-left="1.27cm" fo:margin-right="0cm" fo:text-align="start" style:justify-single-word="false" fo:text-indent="0cm" style:auto-text-indent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 style:list-style-name="L7">
      <style:paragraph-properties fo:margin-left="1.27cm" fo:margin-right="0cm" fo:text-align="start" style:justify-single-word="false" fo:text-indent="0cm" style:auto-text-indent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 style:list-style-name="L5">
      <style:paragraph-properties fo:margin-left="1.27cm" fo:margin-right="0cm" fo:text-align="start" style:justify-single-word="false" fo:text-indent="0cm" style:auto-text-indent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 style:list-style-name="L5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 style:list-style-name="L9">
      <style:paragraph-properties fo:margin-left="0cm" fo:margin-right="0cm" fo:text-align="start" style:justify-single-word="false" fo:text-indent="0cm" style:auto-text-indent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 style:list-style-name="L8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30" style:family="paragraph" style:parent-style-name="Standard" style:list-style-name="L4">
      <style:paragraph-properties fo:margin-left="1.27cm" fo:margin-right="0cm" fo:text-align="start" style:justify-single-word="false" fo:text-indent="0.661cm" style:auto-text-indent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.661cm" style:auto-text-indent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32" style:family="paragraph" style:parent-style-name="Standard" style:list-style-name="L4">
      <style:paragraph-properties fo:margin-left="0cm" fo:margin-right="0cm" fo:text-align="start" style:justify-single-word="false" fo:text-indent="0.661cm" style:auto-text-indent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33" style:family="paragraph" style:parent-style-name="Standard" style:list-style-name="L9" style:master-page-name="">
      <style:paragraph-properties fo:margin-left="2.037cm" fo:margin-right="0cm" fo:text-align="start" style:justify-single-word="false" fo:text-indent="0cm" style:auto-text-indent="false" style:page-number="auto"/>
      <style:text-properties style:font-name="Calibri" fo:font-size="11pt" fo:font-weight="bold" style:font-size-asian="11pt" style:font-weight-asian="bold" style:font-size-complex="11pt" style:font-weight-complex="bold"/>
    </style:style>
    <style:style style:name="P34" style:family="paragraph" style:parent-style-name="Standard">
      <style:paragraph-properties fo:margin-left="2.99cm" fo:margin-right="0cm" fo:text-align="start" style:justify-single-word="false" fo:text-indent="0cm" style:auto-text-indent="false"/>
    </style:style>
    <style:style style:name="P35" style:family="paragraph" style:parent-style-name="Standard" style:master-page-name="">
      <style:paragraph-properties fo:margin-left="2.99cm" fo:margin-right="0cm" fo:text-align="start" style:justify-single-word="false" fo:text-indent="0cm" style:auto-text-indent="false" style:page-number="auto"/>
      <style:text-properties style:font-name="Calibri"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 style:list-style-name="L11" style:master-page-name="">
      <style:paragraph-properties fo:margin-left="2.037cm" fo:margin-right="0cm" fo:text-align="start" style:justify-single-word="false" fo:text-indent="2.09cm" style:auto-text-indent="false" style:page-number="auto"/>
    </style:style>
    <style:style style:name="P37" style:family="paragraph" style:parent-style-name="Standard" style:list-style-name="L11" style:master-page-name="">
      <style:paragraph-properties fo:margin-left="3.043cm" fo:margin-right="0cm" fo:text-align="start" style:justify-single-word="false" fo:text-indent="2.09cm" style:auto-text-indent="false"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Calibri" fo:font-size="11pt" style:font-size-asian="11pt" style:font-size-complex="11pt"/>
    </style:style>
    <style:style style:name="T4" style:family="text">
      <style:text-properties style:font-name="Calibri" fo:font-size="11pt" fo:font-weight="bold" style:font-size-asian="11pt" style:font-weight-asian="bold" style:font-size-complex="11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P2">Specyfikacja techniczno-funkcjonalna dla projektu</text:p>
      <text:p text:style-name="P2">"Samolocik" </text:p>
      <text:p text:style-name="P3"/>
      <text:p text:style-name="P3"/>
      <text:p text:style-name="P4">Spis treści:</text:p>
      <text:p text:style-name="P4"><text:tab/>1.Specyfikacja techniczna</text:p>
      <text:p text:style-name="P4"/>
      <text:list xml:id="list6267217468914168468" text:style-name="L1">
        <text:list-item>
          <text:list>
            <text:list-item>
              <text:list>
                <text:list-item>
                  <text:p text:style-name="P8">Informacje ogólne</text:p>
                  <text:p text:style-name="P8">1.1 Cel projektu</text:p>
                  <text:p text:style-name="P8">1.2 Aplikacja</text:p>
                  <text:p text:style-name="P8"/>
                </text:list-item>
                <text:list-item>
                  <text:p text:style-name="P8">Wymagania techniczne</text:p>
                  <text:p text:style-name="P8">2.1 Środowisko pracy</text:p>
                  <text:p text:style-name="P8">2.2 Ogólne wytyczny</text:p>
                  <text:p text:style-name="P8">2.3 Projekt graficzny</text:p>
                  <text:p text:style-name="P8">2.4 Rodzaje uprawnień</text:p>
                  <text:p text:style-name="P8">2.5 Dokumentacja</text:p>
                  <text:p text:style-name="P8">2.6 Gwarancja i wsparcie</text:p>
                </text:list-item>
              </text:list>
            </text:list-item>
          </text:list>
        </text:list-item>
      </text:list>
      <text:p text:style-name="P4"/>
      <text:p text:style-name="P4"><text:tab/>2.Specyfikacja funkcjonalno-użytkowa</text:p>
      <text:p text:style-name="P4"><text:tab/>3.Wymagania wewnętrzne</text:p>
      <text:p text:style-name="P4"/>
      <text:p text:style-name="P4"/>
      <text:p text:style-name="P4"/>
      <text:p text:style-name="P4"/>
      <text:p text:style-name="P1">Specyfikacja Techniczna</text:p>
      <text:list xml:id="list5318003069387772542" text:style-name="L2">
        <text:list-item>
          <text:p text:style-name="P9">Informacje ogólne</text:p>
        </text:list-item>
      </text:list>
      <text:p text:style-name="P4"/>
      <text:list xml:id="list35606224" text:continue-numbering="true" text:style-name="L2">
        <text:list-header>
          <text:p text:style-name="P9">1.1 <text:s/>Celem <text:span text:style-name="T1">projektu jest zaprojektowanie, stworzenie i zaprezentowanie systemu który ma na celu zinformatyzować system obsługi polskich lotnisk cywilnych. Do składników które zrealizują wyżej wymieniony cel zalicza się : baza danych, aplikacja internetowa oraz projekt sieci WLAN.</text:span></text:p>
          <text:p text:style-name="P12"/>
          <text:p text:style-name="P9">1.2 <text:s/>Aplikacja<text:span text:style-name="T1"> : złożona będzie z następujących modułów:</text:span></text:p>
          <text:list>
            <text:list-item>
              <text:list>
                <text:list-header>
                  <text:p text:style-name="P12">- Zarządzanie listą lotnisk</text:p>
                  <text:p text:style-name="P12">- Zarządzanie listą samolotów</text:p>
                  <text:p text:style-name="P12">- Obsługa lotów</text:p>
                  <text:p text:style-name="P12">- Ewidencja personelu</text:p>
                  <text:p text:style-name="P12">- Zarządzanie listą pasażerów</text:p>
                </text:list-header>
              </text:list>
            </text:list-item>
          </text:list>
        </text:list-header>
      </text:list>
      <text:p text:style-name="P5"/>
      <text:list xml:id="list35603246" text:continue-numbering="true" text:style-name="L2">
        <text:list-item>
          <text:p text:style-name="P9">Wymagania techniczne</text:p>
        </text:list-item>
      </text:list>
      <text:p text:style-name="P5"/>
      <text:list xml:id="list5749797482663207440" text:style-name="L3">
        <text:list-item>
          <text:list>
            <text:list-item>
              <text:p text:style-name="P10">Środowiska pracy</text:p>
              <text:p text:style-name="P13">Wymagane aby platformy opisane w punkcie 1.1 działały w następujących środowiskach</text:p>
              <text:p text:style-name="P13">System operacyjny – Windows 8,10</text:p>
              <text:p text:style-name="P13">Baza danych – MySQL</text:p>
              <text:p text:style-name="P13">PHP wersja 5.2.4 lub wyższa</text:p>
              <text:p text:style-name="P13"/>
            </text:list-item>
            <text:list-item>
              <text:p text:style-name="P10">Ogólne wytyczne</text:p>
              <text:p text:style-name="P13">1) Akceptowalne technologie: ASP .NET, mySQL, HTML5, CSS, PHP</text:p>
              <text:p text:style-name="P15"><text:span text:style-name="T2">2) K</text:span><text:span text:style-name="T3">ażda podstrona musi być zbudowana zgodnie z wytycznymi W3C dla kodu HTML 5</text:span> </text:p>
              <text:p text:style-name="P14"><text:soft-page-break/>3) Baza danych która będzie gromadzić dane i je przetwarzać musi być oparta o rozwiązanie MySQL</text:p>
              <text:p text:style-name="P14">4) Aplikacja internetowa powinna prawidłowo wyświetlać się na następujących przegladarkach: Google Chrome, FireFox, Opera, Opera GX, Safari. W dniu przekazania projektu aplikacja winna odpalić się w możliwie najnowszych wersjach wyżej podanych przeglądarek.</text:p>
              <text:p text:style-name="P14">5) Aplikacja musi działać również na urządzeniach mobilnych z systemami: Android, iOS. W dniu przekazania aplikacja powinna wyświetlić się poprawnie na urządzeniu mobilnym z wyżej wymienionym system w możlwie najnowszej wersji.</text:p>
              <text:p text:style-name="P14">6) Wymagana jest kompatybilność wsteczne względem starszych wersji przeglądarek wymienionych w pod punkcie 4.</text:p>
              <text:p text:style-name="P14">7) Obowiązujący format kodowania znaków w całej platformie, w szczególności w bazie danych i szablonie serwisu to UTF-8 </text:p>
              <text:p text:style-name="P14">8) Wymagane jest aby każdy użytkownik miał swoje własne odrębne hasło szyfrowane.</text:p>
              <text:p text:style-name="P14">9) Wymagane jest wprowadzenie funkcji która będzie w stanie blokować użytkowników po ich id</text:p>
              <text:p text:style-name="P14">10) Autoryzacja użytkowników opierać się będzie na numerze pracownika generowanym automatycznie podczas dodawania go do bazy danych oraz haśle które będzie tworzone bez użytkownika</text:p>
              <text:p text:style-name="P14">11) Wymaga się od wykonawcy udostępnienie całego kodu źródłowego całości platformy wraz z udzieleniem licencji wieczystej na dalsza rozbudowe platformy we własnym zakresie.</text:p>
            </text:list-item>
          </text:list>
        </text:list-item>
      </text:list>
      <text:p text:style-name="P4"/>
      <text:list xml:id="list35592386" text:continue-list="list35603246" text:style-name="L2">
        <text:list-header>
          <text:p text:style-name="P12"/>
        </text:list-header>
      </text:list>
      <text:p text:style-name="P5"/>
      <text:list xml:id="list2579284802610413075" text:style-name="L4">
        <text:list-item>
          <text:list>
            <text:list-header>
              <text:p text:style-name="P16">2.3 Pojekt graficzny</text:p>
              <text:p text:style-name="P20"/>
              <text:list>
                <text:list-item>
                  <text:list>
                    <text:list-item>
                      <text:list>
                        <text:list-header>
                          <text:p text:style-name="P20">Projekt graficzny zgodny <text:s/>z najnowszymi trendami.</text:p>
                        </text:list-header>
                      </text:list>
                      <text:p text:style-name="P20">Wykonwaca przekaże wstępny projekt do zaakceptowanie zamawiającemu</text:p>
                    </text:list-item>
                  </text:list>
                </text:list-item>
              </text:list>
            </text:list-header>
          </text:list>
        </text:list-item>
      </text:list>
      <text:p text:style-name="P19"/>
      <text:list xml:id="list761028071421073999" text:style-name="L5">
        <text:list-item>
          <text:list>
            <text:list-item>
              <text:p text:style-name="P24">Rodzaje uprawnień</text:p>
              <text:p text:style-name="P21"/>
              <text:list>
                <text:list-header>
                  <text:p text:style-name="P21">Administrator główny :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1"><text:s text:c="14"/>- pełne uprawienia do zarządzania bazą danych</text:p>
                                              <text:p text:style-name="P21"><text:tab/>- zarządzania uprawnieniami administratorów</text:p>
                                              <text:p text:style-name="P21"><text:tab/>- zarządzania uprawnieniami pozostałych użytkowników</text:p>
                                              <text:p text:style-name="P21">Pracownik</text:p>
                                              <text:p text:style-name="P21"><text:tab/>(HR) - <text:s/>zarzadzanie listą pracowników</text:p>
                                              <text:p text:style-name="P21"><text:tab/>(KR) – koordynator lotów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19"/>
      <text:list xml:id="list5341655693315194936" text:style-name="L6">
        <text:list-item>
          <text:list>
            <text:list-header>
              <text:p text:style-name="P17">2.5 Dokumentacja</text:p>
              <text:p text:style-name="P22">Wykonawca zobligowany jest do udostępnienia Zamawiającemu</text:p>
              <text:p text:style-name="P22">a) Kodu źródłowego serwisu</text:p>
            </text:list-header>
          </text:list>
        </text:list-item>
      </text:list>
      <text:p text:style-name="P19"/>
      <text:list xml:id="list7230541798072388246" text:style-name="L7">
        <text:list-item>
          <text:list>
            <text:list-header>
              <text:p text:style-name="P18">2.6 Gwarancja i wsparcie</text:p>
              <text:p text:style-name="P23">Wykonawca zobowiązuje się do pełnienia roli obsługi technicznej serwisu przez czas zawarty w umówie podpisanej między nim a Zamawiającym.</text:p>
              <text:list>
                <text:list-header>
                  <text:p text:style-name="P23"><text:tab/>Wsparcie zapewnione musi być w formie telefonicznej oraz mobilnej w godzinach 8-18 w dniach od poniedziałku do soboty. Oraz o pomoc techniczna stacjonarna po uprzednim umówieniu się na wizyte technika.</text:p>
                </text:list-header>
              </text:list>
            </text:list-header>
          </text:list>
        </text:list-item>
      </text:list>
      <text:p text:style-name="P19"/>
      <text:p text:style-name="P19">Gwarancja: wszystkie elementu przekazane zamawiającemu przez wykonawce muszą objęte być conajmniej 2 letnią gwarancja. Wszystkie ewentualne usterki muszą zostać naprawione. Czas naprawy każdej z usterek będzie ustalany osobno ze względu na charakterystke każdej z nich z osobna. </text:p>
      <text:p text:style-name="P19"/>
      <text:p text:style-name="P19"/>
      <text:p text:style-name="P19"><text:soft-page-break/></text:p>
      <text:list xml:id="list35581676" text:continue-list="list761028071421073999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5">Specyfikacja funkcjonalno-użytkowa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576568" text:continue-list="list2579284802610413075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0"><text:s text:c="5"/></text:p>
                                        </text:list-header>
                                      </text:list>
                                    </text:list-item>
                                  </text:list>
                                  <text:p text:style-name="P32">tbc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p text:style-name="P6">Wymagania wewnętrzne</text:p>
      <text:p text:style-name="P7"/>
      <text:p text:style-name="P31"/>
      <text:list xml:id="list204818986574013529" text:style-name="L8">
        <text:list-item>
          <text:p text:style-name="P29">Wymagania nałożone na produkt</text:p>
        </text:list-item>
      </text:list>
      <text:p text:style-name="P7"/>
      <text:p text:style-name="P7"/>
      <text:p text:style-name="P28">Cele nałożone na system</text:p>
      <text:list xml:id="list7339540072884497053" text:style-name="L9">
        <text:list-header>
          <text:p text:style-name="P27">I. Cele odnośnie obsługi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3">1.1 Cel Szkolenia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35"><text:tab/><text:span text:style-name="T1">Wykonawca zobowiązany jest do wyedukowania personelu pod kątem obsługi aplikacji w ramach czynności z których będą korzystać biorąc pod uwage ich stanowisko.</text:span></text:p>
      <text:p text:style-name="P34"><text:span text:style-name="T2">Szkolenie takie powinno trwać nie dłużej niż 4 dni. </text:span></text:p>
      <text:list xml:id="list8591374932564716963" text:style-name="L11">
        <text:list-item>
          <text:list>
            <text:list-header>
              <text:p text:style-name="P36"><text:span text:style-name="T4">1.2 Wymóg szkolenia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7"><text:span text:style-name="T2"><text:tab/>Po przejściu szkolenia pracownicy nie powinni robić więcej niż 2 błędów na dzień z tendencją malejąca która nie przekroczy błędu na tydzień po 14 dniach pracy na nowym systemie.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</text:list>
      <text:list xml:id="list35598767" text:continue-list="list35576568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2"/>
                                    </text:list-header>
                                  </text:list>
                                </text:list-item>
                              </text:list>
                              <text:p text:style-name="P32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2"/>
            </text:list-item>
          </text:list>
        </text:list-item>
      </text:list>
      <text:p text:style-name="P3"><text:tab/></text:p>
      <text:p text:style-name="P5"><text:tab/> 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0M57S</meta:editing-duration>
    <meta:editing-cycles>5</meta:editing-cycles>
    <meta:generator>OpenOffice/4.1.10$Win32 OpenOffice.org_project/4110m2$Build-9807</meta:generator>
    <dc:date>2022-03-07T15:35:34.88</dc:date>
    <meta:document-statistic meta:table-count="0" meta:image-count="0" meta:object-count="0" meta:page-count="3" meta:paragraph-count="76" meta:word-count="585" meta:character-count="4262"/>
    <meta:user-defined meta:name="Info 1"/>
    <meta:user-defined meta:name="Info 2"/>
    <meta:user-defined meta:name="Info 3"/>
    <meta:user-defined meta:name="Info 4"/>
  </office:meta>
</office:document-meta>
</file>